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1" fo:font-size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ext_20_body">
      <style:paragraph-properties fo:margin-top="0cm" fo:margin-bottom="0cm" fo:text-align="justify" style:justify-single-word="false"/>
    </style:style>
    <style:style style:name="P10" style:family="paragraph" style:parent-style-name="Text_20_body">
      <style:paragraph-properties fo:margin-top="0cm" fo:margin-bottom="0.21cm" fo:text-align="start" style:justify-single-word="false" fo:background-color="#ffffff">
        <style:background-image/>
      </style:paragraph-properties>
      <style:text-properties style:font-name="Arial1" fo:font-size="12pt"/>
    </style:style>
    <style:style style:name="P11" style:family="paragraph" style:parent-style-name="Text_20_body">
      <style:paragraph-properties fo:margin-top="0cm" fo:margin-bottom="0.21cm" fo:text-align="start" style:justify-single-word="false" fo:background-color="#ffffff">
        <style:background-image/>
      </style:paragraph-properties>
      <style:text-properties fo:color="#000000" style:font-name="Arial1" fo:font-size="12pt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size="12pt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fo:font-style="normal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12pt"/>
    </style:style>
    <style:style style:name="T2" style:family="text">
      <style:text-properties fo:color="#000000"/>
    </style:style>
    <style:style style:name="T3" style:family="text">
      <style:text-properties fo:color="#000000" fo:font-weight="bold"/>
    </style:style>
    <style:style style:name="T4" style:family="text">
      <style:text-properties fo:color="#000000" style:font-name="Arial" fo:font-size="12pt"/>
    </style:style>
    <style:style style:name="T5" style:family="text">
      <style:text-properties fo:color="#000000" style:font-name="Arial" fo:font-size="12pt" fo:font-style="normal" style:font-style-asian="normal" style:font-style-complex="normal"/>
    </style:style>
    <style:style style:name="T6" style:family="text">
      <style:text-properties fo:color="#000000" style:font-name="Arial" fo:font-size="12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size="12pt" fo:font-style="normal" style:font-style-asian="normal" style:font-style-complex="normal"/>
    </style:style>
    <style:style style:name="T8" style:family="text">
      <style:text-properties fo:color="#000000" fo:font-size="12pt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fisl13 aborda reforma da Lei dos Direitos Autorais no Brasil </text:p>
      <text:p text:style-name="P4"/>
      <text:p text:style-name="P5">O advogado Pedro Paranaguá, membro do Projeto Software Livre-Brasil e co-representante do Creative Commons no Brasil (2005-2010), palestrou no <text:span text:style-name="T4">13° Fórum Internacional Software Livre nesta quarta-feira, dia 25 de julho. Ele defendeu a necessidade de reformar a Lei dos Direitos Autorais no Brasil e atualizá-la para o mundo digital, que é baseado em compartilhamento.</text:span></text:p>
      <text:p text:style-name="P12"><text:s/></text:p>
      <text:p text:style-name="P12"/>
      <text:p text:style-name="P2">A Lei dos Direitos Autorais (LDA) no Brasil data de 1998. No século 20, o mundo era analógico, os bens de propriedade intelectual eram escassos e o controle mais fácil. Agora, em pleno século 21, a situação é totalmente diferente, mas a legislação sobre o assunto se mantém inalterada. Algo precisa mudar. Com esta perspectiva, o <text:span text:style-name="T4">advogado Pedro Paranaguá apresentou a palestra </text:span><text:span text:style-name="T8">A Reforma na Lei de Direitos Autorais no Brasil</text:span><text:span text:style-name="T4">,</text:span> nesta quarta-feira, dia 25 de julho, durante a programação do <text:span text:style-name="T4">13° Fórum Internacional <text:s/>Software Livre – fisl13, na PUCRS, em Porto Alegre.</text:span></text:p>
      <text:p text:style-name="P13"/>
      <text:p text:style-name="P6"><text:span text:style-name="T7">Membro do Projeto Software Livre-Brasil e Assessor Técnico da Bancada do PT na Câmara dos Deputados em Brasília para internet, direitos autorais, patentes, privacidade e afins, Paranaguá defendeu a redefinição da LDA para o ambiente tecnológico. “Temos que atualizar a legislação para traçar um equilíbrio entre proteção do direito de propriedade intelectual e distribuição do conhecimento. Precisamos de novas formulações para substituir o que fica defasado no mundo digital, que é caracterizado pelo compartilhamento”, argumentou. </text:span></text:p>
      <text:p text:style-name="P6"><text:span text:style-name="T5"/></text:p>
      <text:p text:style-name="P8"><text:span text:style-name="T6">Conforme o advogado, existe uma proposta de compartilhamento legal no Brasil, que prevê troca de arquivos digitais </text:span><text:span text:style-name="T5">sem fins lucrativos, mas até que essa petição seja aprovada, a legislação continua muito restritiva. “A lei brasileira não permite fazer cópia para fins de arquivo ou preservação, nem a conversão de mídia em formato analógico para formato digital e nem a cópia de livros esgotados. Além disso, o entendimento dessas leis diverge entre o Código de Defesa do Consumidor e a ABDR (Associação Brasileira de Direitos Autorais) e há desinformação”, criticou o palestrante. </text:span></text:p>
      <text:p text:style-name="P14"/>
      <text:p text:style-name="P8"><text:span text:style-name="T5">Paranaguá informou também que existem levantamentos indicando que 80% das pessoas que compartilham arquivos P2P estão dispostas a eventualmente pagar para trocar os conteúdos de forma legal. Alterar a Lei de Direitos Autorais é uma demanda emergente, na opinião do palestrante. </text:span><text:span text:style-name="T6">“O resultado de uma nova LDA será menos controle, mais verbas para remuneração dos autores e mais compartilhamento de conteúdo”, afirmou o advogado, dizendo que todos só têm a ganhar, da indústria fonográfica ao consumidor final.</text:span></text:p>
      <text:p text:style-name="P16"/>
      <text:p text:style-name="P2">O fisl13 acontece de 25 a 28 de julho, no Centro de Eventos da PUCRS, <text:span text:style-name="T1">e apresenta intensa programação sobre cultura hacker e tecnologias livres. Serão mais de 800 horas de programação, aproximadamente 50 oficinas e um público estimado em oito mil pessoas. </text:span></text:p>
      <text:p text:style-name="P7"/>
      <text:p text:style-name="P9"/>
      <text:p text:style-name="P10"><text:span text:style-name="T3">Núcleo de Atendimento 13° Fórum Internacional de Software Livre</text:span><text:span text:style-name="T2"><text:line-break/>Coordenação: Nicole Carvalho – nicole@enfato.com.br – 51 8118.1501<text:line-break/>Direção:Mariana Turkenicz– mariana@enfato.com.br – 51 8121.7062</text:span></text:p>
      <text:p text:style-name="P11">Atendimento: Bruna Brinques – <text:a xlink:type="simple" xlink:href="mailto:bruna@enfato.com.br">bruna@enfato.com.br</text:a></text:p>
      <text:p text:style-name="P11"><text:soft-page-break/><text:line-break/>Enfato Comunicação Empresarial<text:line-break/>51 30.261.261<text:line-break/>www.enfato.com.br</text:p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sl 13 </meta:initial-creator>
    <meta:creation-date>2012-07-25T17:14:33</meta:creation-date>
    <dc:date>2012-07-25T18:33:13</dc:date>
    <dc:creator>Fisl 13 </dc:creator>
    <meta:editing-duration>PT46M48S</meta:editing-duration>
    <meta:editing-cycles>5</meta:editing-cycles>
    <meta:generator>LibreOffice/3.5$Linux_x86 LibreOffice_project/350m1$Build-3</meta:generator>
    <meta:document-statistic meta:table-count="0" meta:image-count="0" meta:object-count="0" meta:page-count="2" meta:paragraph-count="12" meta:word-count="477" meta:character-count="3179" meta:non-whitespace-character-count="2702"/>
  </office:meta>
</office:document-meta>
</file>